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3.xml"/>
  <manifest:file-entry manifest:media-type="text/xml" manifest:full-path="Basic/Standard/Module2.xml"/>
  <manifest:file-entry manifest:media-type="text/xml" manifest:full-path="Basic/Standard/Module1.xml"/>
  <manifest:file-entry manifest:media-type="text/xml" manifest:full-path="Basic/Standard/script-lb.xml"/>
  <manifest:file-entry manifest:media-type="text/xml" manifest:full-path="Basic/Standard/_UIText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1" svg:font-family="'Courier New'" style:font-adornments="Normal"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P1" style:family="paragraph">
      <style:paragraph-properties fo:text-align="center"/>
    </style:style>
    <style:style style:name="P2" style:family="paragraph">
      <style:paragraph-properties fo:text-align="start"/>
      <style:text-properties style:text-line-through-style="none" fo:font-style="normal" style:text-underline-style="none"/>
    </style:style>
    <style:style style:name="P3" style:family="paragraph">
      <style:paragraph-properties fo:text-align="center"/>
      <style:text-properties fo:font-size="12pt" fo:font-weight="bold"/>
    </style:style>
    <style:style style:name="P4" style:family="paragraph">
      <style:paragraph-properties fo:text-align="start"/>
      <style:text-properties style:text-line-through-style="none" style:font-name="Courier New1" fo:font-style="normal" style:text-underline-style="none"/>
    </style:style>
    <style:style style:name="P5" style:family="paragraph">
      <style:paragraph-properties fo:text-align="end"/>
    </style:style>
    <style:style style:name="P6" style:family="paragraph"/>
    <style:style style:name="T1" style:family="text">
      <style:text-properties fo:font-size="11pt" fo:font-weight="bold" style:font-size-asian="11pt" style:font-weight-asian="bold" style:font-size-complex="11pt" style:font-weight-complex="bold"/>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vertical-rel="paragraph" style:horizontal-pos="from-left" style:horizontal-rel="paragraph"/>
    </style:style>
    <style:style style:name="gr4" style:family="graphic">
      <style:graphic-properties fo:background-color="#ffff00"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lick to create OOoConsta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reateOOoConstants?language=Basic&amp;location=document"/>
            </office:event-listeners>
          </form:button>
          <form:textarea form:name="LogBox" form:control-implementation="ooo:com.sun.star.form.component.TextField" form:id="control2" form:readonly="true" form:current-value="01/06/2007 10:41:11   Unit creation is started&#10;File output = C:\Documents and Settings\Personne\Mes documents\OOo\Delphi_OOo\English\OOoConstants.pas&#10;&#10;SDK version used for OOoConstants : 2.2.0&#10;&#10;Sequence com.sun.star was replaced with _&#10;Remaining dots were replaced with &#10;&#10;Work in progress ...&#10;&#10;&#10;Number of API constants and enums : 3887&#10;01/06/2007 10:42:31       - Finished -" form:convert-empty-to-null="true">
            <form:properties>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VScroll" office:value-type="boolean" office:boolean-value="true"/>
            </form:properties>
          </form:textarea>
          <form:fixed-text form:name="LabelField" form:control-implementation="ooo:com.sun.star.form.component.FixedText" form:id="control3" form:label="Execution results" form:for="control2"/>
          <form:text form:name="dotStringBox" form:control-implementation="ooo:com.sun.star.form.component.TextField" form:id="control4" form:max-length="3" form:convert-empty-to-null="true">
            <form:properties>
              <form:property form:property-name="DefaultControl" office:value-type="string" office:string-value="com.sun.star.form.control.TextField"/>
            </form:properties>
          </form:text>
          <form:fixed-text form:name="LabelField1" form:control-implementation="ooo:com.sun.star.form.component.FixedText" form:id="control5" form:label="Replace dots with" form:for="control4"/>
          <form:fixed-text form:name="LabelField2" form:control-implementation="ooo:com.sun.star.form.component.FixedText" form:id="control6" form:label="Replace com.sun.star with" form:for="control7"/>
          <form:text form:name="comsunstarStringBox" form:control-implementation="ooo:com.sun.star.form.component.TextField" form:id="control7" form:current-value="_" form:value="_" form:convert-empty-to-null="true">
            <form:properties>
              <form:property form:property-name="DefaultControl" office:value-type="string" office:string-value="com.sun.star.form.control.TextField"/>
            </form:properties>
          </form:text>
          <form:fixed-text form:name="LabelField3" form:control-implementation="ooo:com.sun.star.form.component.FixedText" form:id="control8" form:label="Number of constants written" form:for="control9"/>
          <form:formatted-text form:name="ConstantsSoFar" form:control-implementation="ooo:com.sun.star.form.component.NumericField" form:id="control9" form:readonly="true" form:current-value="3887" form:value="0" form:min-value="-1000000" form:max-value="1000000">
            <form:properties>
              <form:property form:property-name="DecimalAccuracy" office:value-type="float" office:value="0"/>
              <form:property form:property-name="DefaultControl" office:value-type="string" office:string-value="com.sun.star.form.control.NumericField"/>
            </form:properties>
          </form:formatted-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document creates the Delphi Unit <text:span text:style-name="Teletype"><text:span text:style-name="T1">OOoConstants</text:span></text:span> containing all constants and enums of the API.</text:p>
      <text:p text:style-name="Text_20_body">The macro will ask for the root folder of a local SDK and an information about the version of the SDK.</text:p>
      <text:p text:style-name="Text_20_body">The Unit <text:span text:style-name="Teletype"><text:span text:style-name="T1">OOoConstants.pas</text:span></text:span> will be created in the same folder as the document you are currently reading.</text:p>
      <text:p text:style-name="Text_20_body"><draw:control text:anchor-type="paragraph" draw:z-index="0" draw:style-name="gr1" draw:text-style-name="P1" svg:width="6.245cm" svg:height="0.98cm" svg:x="1.044cm" svg:y="2.148cm" draw:control="control1"/><draw:control text:anchor-type="paragraph" draw:z-index="1" draw:style-name="gr1" draw:text-style-name="P2" svg:width="15.638cm" svg:height="6.43cm" svg:x="1.044cm" svg:y="8.498cm" draw:control="control2"/><draw:control text:anchor-type="paragraph" draw:z-index="2" draw:style-name="gr2" draw:text-style-name="P3" svg:width="6.615cm" svg:height="0.451cm" svg:x="4.775cm" svg:y="6.412cm" draw:control="control3"/><draw:control text:anchor-type="paragraph" draw:z-index="3" draw:style-name="gr1" draw:text-style-name="P4" svg:width="0.927cm" svg:height="0.583cm" svg:x="13.824cm" svg:y="3.214cm" draw:control="control4"/><draw:control text:anchor-type="paragraph" draw:z-index="4" draw:style-name="gr2" draw:text-style-name="P5" svg:width="4.896cm" svg:height="0.556cm" svg:x="8.77cm" svg:y="3.161cm" draw:control="control5"/><draw:control text:anchor-type="paragraph" draw:z-index="5" draw:style-name="gr2" draw:text-style-name="P5" svg:width="4.631cm" svg:height="0.424cm" svg:x="9.061cm" svg:y="2.499cm" draw:control="control6"/><draw:control text:anchor-type="paragraph" draw:z-index="6" draw:style-name="gr1" draw:text-style-name="P4" svg:width="2.779cm" svg:height="0.556cm" svg:x="13.85cm" svg:y="2.499cm" draw:control="control7"/><draw:control text:anchor-type="paragraph" draw:z-index="7" draw:style-name="gr3" draw:text-style-name="P5" svg:width="5.028cm" svg:height="0.583cm" svg:x="4.484cm" svg:y="7.599cm" draw:control="control8"/><draw:control text:anchor-type="paragraph" draw:z-index="8" draw:style-name="gr4" draw:text-style-name="P6" svg:width="1.482cm" svg:height="0.583cm" svg:x="9.696cm" svg:y="7.652cm" draw:control="control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1" svg:font-family="'Courier New'" style:font-adornments="Normal"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paragraph-properties fo:margin-left="0cm" fo:margin-right="0.499cm" fo:text-indent="0cm" style:auto-text-indent="fals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cm" fo:margin-right="0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cm" fo:margin-right="0cm" fo:text-indent="0cm" style:auto-text-indent="false"/>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imes New Roman1" fo:font-size="14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style:font-name="Times New Roman1" fo:font-size="16pt"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re_20_centré" style:display-name="Titre centré" style:family="paragraph" style:parent-style-name="Heading" style:next-style-name="Heading_20_1" style:class="chapter">
      <style:paragraph-properties fo:margin-left="0cm" fo:margin-right="1.199cm" fo:text-align="center" style:justify-single-word="false" fo:text-indent="0cm" style:auto-text-indent="false"/>
      <style:text-properties style:font-name="Times New Roman2" fo:font-size="20pt" style:text-underline-style="solid" style:text-underline-width="bold" style:text-underline-color="font-color" fo:font-weight="bold"/>
    </style:style>
    <style:style style:name="Footnote_20_Symbol" style:display-name="Footnote Symbol" style:family="text"/>
    <style:style style:name="Endnote_20_Symbol" style:display-name="Endnote Symbol" style:family="text"/>
    <style:style style:name="Teletype" style:family="text">
      <style:text-properties style:font-name="Courier New" style:font-name-asian="Courier New" style:font-name-complex="Courier New"/>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Personne</meta:initial-creator>
    <meta:creation-date>2007-04-07T20:01:13</meta:creation-date>
    <dc:creator>Personne</dc:creator>
    <dc:date>2007-06-01T10:45:02</dc:date>
    <dc:language>fr-FR</dc:language>
    <meta:editing-cycles>74</meta:editing-cycles>
    <meta:editing-duration>PT22H10M36S</meta:editing-duration>
    <meta:template xlink:type="simple" xlink:actuate="onRequest" xlink:role="template" xlink:href="../../../Application%20Data/OpenOffice.org2/user/template/Textes.stw" xlink:title="Textes" meta:date="2007-04-07T20:01:12"/>
    <meta:user-defined meta:name="Info 1"/>
    <meta:user-defined meta:name="Info 2"/>
    <meta:user-defined meta:name="Info 3"/>
    <meta:user-defined meta:name="Info 4"/>
    <meta:document-statistic meta:table-count="0" meta:image-count="0" meta:object-count="0" meta:page-count="1" meta:paragraph-count="3" meta:word-count="53" meta:character-count="302"/>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
'This library is Copyright (C) 2007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rivate Lib1 As Object, OOoConstants As Long, nbrConstants As Long
Private LogBox As Object, Progress As Object
Private replace_comsunstar As String, replace_dots As String
Private Const DynLibName = "DynConsts"

Sub CreateOOoConstants
Dim FP As Object, thisForm As Object
Dim fileAddr As String, fs() As String, SDKversion As String, IDLaddr As String

thisForm = ThisComponent.DrawPage.Forms(0)
replace_comsunstar = thisForm.getByName("comsunstarStringBox").Text
replace_dots = thisForm.getByName("dotStringBox").Text
if (replace_comsunstar&lt;&gt;"_") or (replace_dots&lt;&gt;"")  then
 if  MsgBox(txt0111 &amp; chr(10) &amp; txt0112, 1+48+256, "ConstEnums") = 2  then Exit Sub
end if
LogBox = thisForm.getByName("LogBox")
Progress = thisForm.getByName("ConstantsSoFar")
FP = CreateUnoService("com.sun.star.ui.dialogs.FolderPicker")
FP.Title = txt0109
FP.Description = txt0101
if FP.execute &lt;&gt; com.sun.star.ui.dialogs.ExecutableDialogResults.OK  then Exit Sub
IDLaddr = FP.Directory &amp; "/idl/com/sun/star/"
fs = split(FP.Directory, "/")

SDKversion = InputBox(txt0102, txt0103, fs(UBound(fs))
if Len(SDKversion) = 0  then Exit Sub

fs = split(thisComponent.URL, "/")
fs(UBound(fs)) = "OOoConstants.pas"
fileAddr = convertFromURL(join(fs(), "/")) ' output file is stored in same folder as this document

LogBox.Text = Now &amp; txt0104
Progress.Value = 0
createDynamicLibrary

OOoConstants = FreeFile
Open fileAddr  For Output As #OOoConstants
Logging(txt0110 &amp; fileAddr)
Logging("")
print #OOoConstants, "unit OOoConstants;"
print #OOoConstants
print #OOoConstants, "interface"
print #OOoConstants
print #OOoConstants, "const"
print #OOoConstants, "OOo_SDKversion = '" &amp; SDKversion &amp; "';"
Logging(txt0103 &amp; " : " &amp; SDKversion)
print #OOoConstants
print #OOoConstants, "//  " &amp; txt0113 &amp; replace_comsunstar
print #OOoConstants, "//  " &amp; txt0114 &amp; replace_dots
Logging("")
Logging(txt0113 &amp; replace_comsunstar)
Logging(txt0114 &amp; replace_dots)
Logging("")
Logging(txt0115)
Logging("")
print #OOoConstants
print #OOoConstants

ScanIdlFiles(IDLaddr)

print #OOoConstants
print #OOoConstants, "implementation"
print #OOoConstants
print #OOoConstants, "end."
Close #OOoConstants
deleteDynamicLibrary
Logging("")
Progress.Value = nbrConstants
Logging(txt0105 &amp; nbrConstants)
Logging(Now &amp; txt0106)
End Sub


Sub createDynamicLibrary
Dim moduleContents as String

if GlobalScope.BasicLibraries.hasByName(DynLibName)  then GlobalScope.BasicLibraries.removeLibrary(DynLibName)
' dynamic library does not exist
Lib1 = GlobalScope.BasicLibraries.createLibrary(DynLibName)
moduleContents = "Sub Foo" &amp; chr(10) &amp; "End Sub" &amp; chr(10)
Lib1.insertByName("Module1", moduleContents)
' create an empty dynamic dialog library
if GlobalScope.DialogLibraries.hasByName(DynLibName)  then GlobalScope.DialogLibraries.removeLibrary(DynLibName)
GlobalScope.DialogLibraries.createLibrary(DynLibName)
End Sub


Sub deleteDynamicLibrary
GlobalScope.BasicLibraries.removeLibrary(DynLibName)
GlobalScope.DialogLibraries.removeLibrary(DynLibName)
End Sub


Sub Logging(info As String)
LogBox.Text = LogBox.Text &amp; chr(10) &amp; info
End Sub


Sub writeConstant(oneConstName As String)
Dim m As String, r As String, v As Variant

m = "Function BasicAPIConstant() As Variant" &amp; chr(10) &amp; "BasicAPIConstant = " &amp; oneConstName &amp; _
    chr(10) &amp; "End Function" &amp; chr(10)
Lib1.replaceByName("Module1", m)

On Error GoTo NotExist
v = BasicAPIConstant()
On Error GoTo 0
if v = -2147483648  then  v = "-2147483647 -1" ' avoid Delphi error 
r = replace_comsunstar &amp; Mid(oneConstName, 13) ' com.sun.star is 12 characters long
r = join(split(r, "."), replace_dots)
print #OOoConstants, r &amp; "  = " &amp; v &amp; ";"
nbrConstants = nbrConstants +1
if (nbrConstants mod 25) = 0  then Progress.Value = nbrConstants
Exit Sub

NotExist:
Logging(txt0108 &amp; oneConstName)
Resume KO1  
KO1:
On Error GoTo 0
End Sub





</script:module>
</file>

<file path=Basic/Standard/Module2.xml><?xml version="1.0" encoding="utf-8"?>
<!DOCTYPE module  PUBLIC '-//OpenOffice.org//DTD OfficeDocument 1.0//EN'  'module.dtd'>
<script:module xmlns:script="http://openoffice.org/2000/script" script:name="Module2" script:language="StarBasic">REM  *****  BASIC  *****

Option Explicit


Sub ScanIDLfiles(thisFolder As String)
Dim f As String

f = Dir(thisFolder &amp; "*.idl", 0)
Do While Len(f) &gt; 0
  if Left(f, 1) &lt;&gt; "X"  then ' avoid interface descriptions
    AnalyseIDL(thisFolder &amp; f)
  end if
  f = Dir
Loop
ScanIDLfolders(thisFolder)  ' recursive call
End Sub


Sub ScanIDLfolders(thisFolder As String)
Dim f As String, x As Long
Dim newFolder As String, folderList As String

f = Dir(thisFolder, 16)
' save sub-folder names because Dir is not recursive
Do While Len(f) &gt; 0
  if (f &lt;&gt; ".") and (f &lt;&gt; "..")  then
    folderList = folderList &amp; f &amp; "*"
  end if
  f = Dir
Loop
x = 1
f = getNextSubFolder(folderList, x)
Do While Len(f) &gt; 0
  newFolder = thisFolder &amp; f &amp; "/"
  ScanIDLfiles(newFolder)  ' recursive call
  f = getNextSubFolder(folderList, x)
Loop
End Sub


Function getNextSubFolder(folderList As String, startPos As Long) As String
Dim x2 As Long

x2 = InStr(startPos, folderList, "*", 0)
if x2 = 0  then
  getNextSubFolder = ""
else
  getNextSubFolder = Mid(folderList, startPos, x2 -startPos)
  startPos = x2 +1
end if
End Function




</script:module>
</file>

<file path=Basic/Standard/Module3.xml><?xml version="1.0" encoding="utf-8"?>
<!DOCTYPE module  PUBLIC '-//OpenOffice.org//DTD OfficeDocument 1.0//EN'  'module.dtd'>
<script:module xmlns:script="http://openoffice.org/2000/script" script:name="Module3" script:language="StarBasic">REM  *****  BASIC  *****

Option Explicit

Private IDLtext As String, identPrefix As String


Sub AnalyseIDL( IDLurl As String)
Dim IDLfile As Object, sf As Object, fileStream As Object
Dim aLineOfText As String, myFilePath As String
Dim insideComment As Boolean, rescanLine As Boolean
Dim x As Long, y As Long


sf = createUnoService("com.sun.star.ucb.SimpleFileAccess")
On Error Goto FileKO
fileStream = sf.openFileRead(IDLurl)
IDLfile = createUnoService("com.sun.star.io.TextInputStream")
IDLfile.InputStream = fileStream

IDLtext = ""
insideComment = False
Do while not IDLfile.IsEOF
  aLineOfText = IDLfile.readLine
  Do
    rescanLine = False
    if insideComment      then
      x = InStr(1, aLineOfText, "*/", 0)
      if x &gt; 0  then
        Mid(aLineOfText, 1, x+1, "") ' suppress the end of comment
        insideComment = False
        rescanLine = True
      end if
    else ' not currently inside a comment
      x = InStr(1, aLineOfText, "/*", 0)
      y = InStr(1, aLineOfText, "//", 0)
      if ((x &gt; 0) and (y = 0)) or ((x &gt; 0) and (y &gt; x))  then ' start of comment type  /*
        if x&gt; 1  then IDLtext = IDLtext &amp; Mid(aLineOfText, 1, x-1) &amp; " "
        Mid(aLineOfText, 1, x+2, "") ' suppress scanned part
        insideComment = True
        rescanLine = True
      else
        if ((x = 0) and (y &gt; 0)) or ((x &gt; y) and (y &gt; 0))  then ' start of comment type  //
          if y &gt; 1  then IDLtext = IDLtext &amp; Mid(aLineOfText, 1, y-1) &amp; " "
          ' Ignore the rest of the line 
        else ' still no comment
          IDLtext = IDLtext &amp; aLineOfText &amp; " "
        end if
      end if
    end if
  Loop While rescanLine
Loop

fileStream.closeInput
IDLfile.closeInput
On Error Goto 0
FindConstants(IDLurl)
Exit Sub

FileKO:
Resume FileKO2
FileKO2:
On Error Resume Next
fileStream.closeInput
IDLfile.closeInput
On Error Goto 0
Logging(txt0301 &amp; convertFromURL(IDLurl))
End Sub




Sub FindConstants( IDLurl As String)
Dim x As Long, p As Long
Dim s() As String

if Len(IDLtext) = 0  then Exit Sub
x = InStr(1, IDLurl, "com/sun/star/", 0)
identPrefix = Mid(IDLurl, x)
s = split(identPrefix, "/")
s(UBound(s)) = ""
identPrefix = join(s(), ".")

IDLtext = join(split(IDLtext, chr(9)), " ") ' convert Tab to one space
p = 1 ' explore text from first character
Do While FindEnum(p) or FindAPIconstant(p)
Loop
End Sub



Function FindEnum(p As Long) As Boolean
' returns False if no enum found
' increments p if an enum is found
Dim x As Long, y1 As Long, y2 As Long, y3 As Long, z As Long
Dim groupName As String

x = InStr(p, IDLtext, " enum ", 0)
FindEnum = False
if x = 0  then  Exit Function
x = x + Len(" enum ")
y1 = InStr(x, IDLtext, "{", 0)
if y1 = 0  then  Exit Function ' syntax error
groupName = identifierAtLeft(y1)
x = y1 +1
y3 = InStr(x, IDLtext, "}", 0)
if y3 = 0  then  Exit Function ' syntax error
Do ' find closest character among: , = }
  y1 = InStr(x, IDLtext, ",", 0)
  if y1 = 0  then y1 = 1000000
  y2 = InStr(x, IDLtext, "=", 0)
  if y2 = 0  then y2 = 1000000
  if y2 &lt; y1  then  z = y2  else z = y1
  if z &gt; y3   then  z = y3
  writeConstant(identPrefix &amp; groupName &amp; "." &amp; identifierAtLeft(z))
  if z = y3  then Exit Do
  if z = y2  then ' skip to comma
    z = InStr(x, IDLtext, ",", 0)
    if (z = 0) or (z &gt; y3)  then Exit Do
  end if
  x = z +1
Loop
p = y3 +1
FindEnum = True
End Function



Function FindAPIconstant(p As Long) As Boolean
' returns False if no API constant found
' increments p if an API constant is found
Dim x As Long, y1 As Long, y3 As Long, z As Long
Dim groupName As String

x = InStr(p, IDLtext, " constants ", 0)
FindAPIconstant = False
if x = 0  then  Exit Function
x = x + Len(" constants ")
y1 = InStr(x, IDLtext, "{", 0)
if y1 = 0  then  Exit Function ' syntax error
groupName = identifierAtLeft(y1)
x = y1 +1
y3 = InStr(x, IDLtext, "}", 0)
if y3 = 0  then  Exit Function ' syntax error
Do ' find closest character among: = }
  z = InStr(x, IDLtext, "=", 0)
  if (z &gt; y3) or (z = 0)  then Exit Do ' syntax error
  writeConstant(identPrefix &amp; groupName &amp; "." &amp; identifierAtLeft(z))
  y1 = InStr(z+1, IDLtext, ";", 0) ' skip to semi-colon
  if (y1 = 0) or (y1 &gt; y3)  then Exit Do ' syntax error
  x = y1 +1
Loop
p = y3 +1
FindAPIconstant = True
End Function


Function identifierAtLeft( endPoint As Long) As String
Dim p As Long

p = endPoint -1
Do While Mid(IDLtext, p, 1) = " "
  p = p -1
Loop
Do While Mid(IDLtext, p, 1) &lt;&gt; " "
  p = p -1
Loop
identifierAtLeft = Trim(Mid(IDLtext, p+1, endPoint -p -1))
End Function



</script:module>
</file>

<file path=Basic/Standard/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    - All texts in the controls of all Dialog modules
' No other part needs translation. 
' Do not change the names of modules !
' Do not change the names of the controls !

'********************************************************************************
'This library is Copyright (C) 2007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ublic Const txt0101 = "Choose the root directory of the SDK"
Public Const txt0102 = "Write the version of the SDK "
Public Const txt0103 = "SDK version used for OOoConstants"
Public Const txt0104 = "   Unit creation is started"
Public Const txt0105 = "Number of API constants and enums : "
Public Const txt0106 = "       - Finished -"
Public Const txt0107 = "Written constants : "
Public Const txt0108 = "Basic does not know : "
Public Const txt0109 = "Location of the SDK to be used"
Public Const txt0110 = "File output = "
Public Const txt0111 = "API constant names will be different from the original setting of Delphi_OOo."
Public Const txt0112 = "You will have to modify API constant names in some units of Delphi_OOo"
Public Const txt0113 = "Sequence com.sun.star was replaced with "
Public Const txt0114 = "Remaining dots were replaced with "
Public Const txt0115 = "Work in progress ..."
Public Const txt0301 = "Read error on file "



Sub TextTranslation
MsgBox("Translators should modify only the module _UITexts ", 48)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Module2"/>
  <library:element library:name="_UI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